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421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register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register/verifyEmail/:ema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uth/login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uth/refreshToken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auth/logou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m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me/conversations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me/convers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sers?mail=:mail&amp;pseudo=:pseu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onversations/:id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conversations/:id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conversations/:id/messages?limit=limit&amp;offset=:off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3:59:35.292300690</meta:creation-date>
    <dc:date>2017-09-12T15:48:39.039972362</dc:date>
    <meta:editing-duration>PT8M13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